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</office:automatic-styles>
  <office:body>
    <office:text text:use-soft-page-breaks="true">
      <text:p text:style-name="P1">HTML planning</text:p>
      <text:p text:style-name="P2"/>
      <text:p text:style-name="P3">19-12</text:p>
      <text:p text:style-name="P4">Begonnen met HTML freecodecamp</text:p>
      <text:p text:style-name="P5">23-12</text:p>
      <text:p text:style-name="P6">Freecodecamp catphotos af. Beginnen aan coffeeshop</text:p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ko" style:country-asian="K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algun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algun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algun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algun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algun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algun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algun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algun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algun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algun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algun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algun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algun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algun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algun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algun Gothic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Malgun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algun Gothic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Malgun Gothic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sha Postma</meta:initial-creator>
    <dc:creator>Dasha Postma</dc:creator>
    <meta:creation-date>2024-01-25T10:39:00Z</meta:creation-date>
    <dc:date>2024-01-25T12:25:00Z</dc:date>
    <meta:template xlink:href="Normal.dotm" xlink:type="simple"/>
    <meta:editing-cycles>1</meta:editing-cycles>
    <meta:editing-duration>PT6360S</meta:editing-duration>
    <meta:document-statistic meta:page-count="1" meta:paragraph-count="1" meta:word-count="16" meta:character-count="111" meta:row-count="1" meta:non-whitespace-character-count="96"/>
  </office:meta>
</office:document-meta>
</file>